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ngulos_C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2" table:number-rows-spanned="1">
            <text:p>Ángulo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in grafen0</text:p>
          </table:table-cell>
          <table:table-cell office:value-type="string" calcext:value-type="string">
            <text:p>Con grafe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179" calcext:value-type="float">
            <text:p>78.179</text:p>
          </table:table-cell>
          <table:table-cell office:value-type="float" office:value="76.122" calcext:value-type="float">
            <text:p>76.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3.774" calcext:value-type="float">
            <text:p>83.774</text:p>
          </table:table-cell>
          <table:table-cell office:value-type="float" office:value="80.74" calcext:value-type="float">
            <text:p>80.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8.652" calcext:value-type="float">
            <text:p>88.652</text:p>
          </table:table-cell>
          <table:table-cell office:value-type="float" office:value="85.764" calcext:value-type="float">
            <text:p>85.7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4.289" calcext:value-type="float">
            <text:p>94.289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2.926" calcext:value-type="float">
            <text:p>102.926</text:p>
          </table:table-cell>
          <table:table-cell office:value-type="float" office:value="98.673" calcext:value-type="float">
            <text:p>98.67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8.338" calcext:value-type="float">
            <text:p>108.338</text:p>
          </table:table-cell>
          <table:table-cell office:value-type="float" office:value="108.658" calcext:value-type="float">
            <text:p>108.65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4.735" calcext:value-type="float">
            <text:p>124.735</text:p>
          </table:table-cell>
          <table:table-cell office:value-type="float" office:value="128.66" calcext:value-type="float">
            <text:p>128.6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35.516" calcext:value-type="float">
            <text:p>135.516</text:p>
          </table:table-cell>
          <table:table-cell office:value-type="float" office:value="139.399" calcext:value-type="float">
            <text:p>139.39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7.355" calcext:value-type="float">
            <text:p>147.355</text:p>
          </table:table-cell>
          <table:table-cell office:value-type="float" office:value="143.686" calcext:value-type="float">
            <text:p>143.68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50.317" calcext:value-type="float">
            <text:p>150.317</text:p>
          </table:table-cell>
          <table:table-cell office:value-type="float" office:value="151.39" calcext:value-type="float">
            <text:p>151.3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55.802" calcext:value-type="float">
            <text:p>155.802</text:p>
          </table:table-cell>
          <table:table-cell office:value-type="float" office:value="151.876" calcext:value-type="float">
            <text:p>151.87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55.868" calcext:value-type="float">
            <text:p>155.868</text:p>
          </table:table-cell>
          <table:table-cell office:value-type="float" office:value="155.273" calcext:value-type="float">
            <text:p>155.27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59.555" calcext:value-type="float">
            <text:p>159.555</text:p>
          </table:table-cell>
          <table:table-cell office:value-type="float" office:value="156.161" calcext:value-type="float">
            <text:p>156.161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18:28:26.220222513</dc:date>
    <meta:editing-duration>PT30M38S</meta:editing-duration>
    <meta:editing-cycles>1</meta:editing-cycles>
    <meta:document-statistic meta:table-count="1" meta:cell-count="42" meta:object-count="0"/>
    <meta:generator>LibreOffice/6.0.6.2$Linux_X86_64 LibreOffice_project/00m0$Build-2</meta:generator>
  </office:meta>
</office:document-meta>
</file>